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05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gr3" style:family="graphic" style:parent-style-name="standard">
      <style:graphic-properties draw:stroke="none" svg:stroke-color="#000000" draw:fill="none" draw:fill-color="#ffffff" fo:min-height="4.75cm"/>
    </style:style>
    <style:style style:name="gr4" style:family="graphic" style:parent-style-name="standard">
      <style:graphic-properties draw:stroke="none" svg:stroke-color="#000000" draw:fill="none" draw:fill-color="#ffffff" fo:min-height="4.091cm"/>
    </style:style>
    <style:style style:name="gr5" style:family="graphic" style:parent-style-name="standard">
      <style:graphic-properties draw:stroke="none" svg:stroke-color="#000000" draw:fill="none" draw:fill-color="#ffffff" fo:min-height="4.491cm"/>
    </style:style>
    <style:style style:name="gr6" style:family="graphic" style:parent-style-name="standard">
      <style:graphic-properties draw:stroke="none" svg:stroke-color="#000000" draw:fill="none" draw:fill-color="#ffffff" fo:min-height="4.85cm"/>
    </style:style>
    <style:style style:name="gr7" style:family="graphic" style:parent-style-name="standard">
      <style:graphic-properties draw:stroke="none" svg:stroke-color="#000000" draw:fill="none" draw:fill-color="#ffffff" fo:min-height="2.85cm"/>
    </style:style>
    <style:style style:name="gr8" style:family="graphic" style:parent-style-name="standard">
      <style:graphic-properties draw:stroke="none" svg:stroke-color="#000000" draw:fill="none" draw:fill-color="#ffffff" fo:min-height="3.7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6.35cm"/>
    </style:style>
    <style:style style:name="gr11" style:family="graphic" style:parent-style-name="standard">
      <style:graphic-properties draw:stroke="none" svg:stroke-color="#000000" draw:fill="none" draw:fill-color="#ffffff" fo:min-height="6.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0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12.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95cm" fo:min-width="10.5cm"/>
    </style:style>
    <style:style style:name="gr15" style:family="graphic" style:parent-style-name="standard">
      <style:graphic-properties draw:stroke="none" svg:stroke-color="#000000" draw:fill="none" draw:fill-color="#ffffff" fo:min-height="6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80pt" style:font-size-asian="80pt" style:font-size-complex="8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9cm" svg:height="5.3cm" svg:x="5.1cm" svg:y="3.5cm">
          <draw:text-box>
            <text:p text:style-name="P1"><text:span text:style-name="T1">Let’s learn some </text:span><text:span text:style-name="T1">basic Mandarin!</text:span></text:p>
          </draw:text-box>
        </draw:frame>
        <draw:frame draw:style-name="gr2" draw:text-style-name="P3" draw:layer="layout" svg:width="9cm" svg:height="2.3cm" svg:x="10.8cm" svg:y="11.2cm">
          <draw:text-box>
            <text:p text:style-name="P1"><text:span text:style-name="T2">Click To Start</text:span></text:p>
          </draw:text-box>
        </draw:frame>
        <draw:frame draw:style-name="gr3" draw:text-style-name="P4" draw:layer="layout" svg:width="4.7cm" svg:height="5cm" svg:x="23.2cm" svg:y="9.9cm">
          <draw:text-box>
            <text:p><text:span text:style-name="T3">学</text:span></text:p>
          </draw:text-box>
        </draw:frame>
        <draw:frame draw:style-name="gr4" draw:text-style-name="P4" draw:layer="layout" svg:width="3.2cm" svg:height="4.341cm" svg:x="21.8cm" svg:y="12.459cm">
          <draw:text-box>
            <text:p><text:span text:style-name="T3">汉</text:span></text:p>
          </draw:text-box>
        </draw:frame>
        <draw:frame draw:style-name="gr5" draw:text-style-name="P4" draw:layer="layout" svg:width="3.2cm" svg:height="4.741cm" svg:x="20.7cm" svg:y="15.6cm">
          <draw:text-box>
            <text:p><text:span text:style-name="T3">语</text:span></text:p>
          </draw:text-box>
        </draw:frame>
        <draw:frame draw:style-name="gr6" draw:text-style-name="P5" draw:layer="layout" svg:width="3.6cm" svg:height="5.1cm" svg:x="25cm" svg:y="14.278cm">
          <draw:text-box>
            <text:p><text:span text:style-name="T4">Learn Chinese -</text:span><text:span text:style-name="T4">written in </text:span><text:span text:style-name="T4">calligraphy</text:span></text:p>
          </draw:text-box>
        </draw:frame>
        <draw:frame draw:style-name="gr7" draw:text-style-name="P6" draw:layer="layout" svg:width="8.2cm" svg:height="3.1cm" svg:x="2.4cm" svg:y="10.6cm">
          <draw:text-box>
            <text:p>Background will be a picture of a Chinese landscape.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</draw:page>
      <draw:page draw:name="page2" draw:style-name="dp1" draw:master-page-name="Default"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9" draw:text-style-name="P8" draw:layer="layout" svg:width="5cm" svg:height="1.1cm" svg:x="11.8cm" svg:y="3.7cm">
          <draw:text-box>
            <text:p text:style-name="P1">1/10</text:p>
          </draw:text-box>
        </draw:frame>
        <draw:frame draw:style-name="gr10" draw:text-style-name="P6" draw:layer="layout" svg:width="15.7cm" svg:height="6.6cm" svg:x="2cm" svg:y="6.8cm">
          <draw:text-box>
            <text:p>Question – 1 correct answer, 4 random </text:p>
            <text:p><text:s text:c="19"/>options</text:p>
            <text:p/>
            <text:list text:style-name="L1">
              <text:list-item>
                <text:p>Option 1</text:p>
              </text:list-item>
              <text:list-item>
                <text:p>Option 2</text:p>
              </text:list-item>
              <text:list-item>
                <text:p>Option 3</text:p>
              </text:list-item>
              <text:list-item>
                <text:p>Option 4</text:p>
              </text:list-item>
            </text:list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11" draw:text-style-name="P6" draw:layer="layout" svg:width="10.3cm" svg:height="6.8cm" svg:x="14.1cm" svg:y="5.7cm">
          <draw:text-box>
            <text:p>Image related to question.</text:p>
          </draw:text-box>
        </draw:frame>
        <draw:custom-shape draw:style-name="gr12" draw:text-style-name="P9" draw:layer="layout" svg:width="10.8cm" svg:height="7.4cm" svg:x="14cm" svg:y="7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2cm" svg:height="6.8cm" svg:x="20.074cm" svg:y="14.634cm">
          <draw:text-box>
            <text:p>The calligraphy will remain but the image will be translucently superimposed over it. Or maybe have them running down the side of the page if the image is too dark.</text:p>
          </draw:text-box>
        </draw:frame>
      </draw:page>
      <draw:page draw:name="page3" draw:style-name="dp1" draw:master-page-name="Default"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9" draw:text-style-name="P8" draw:layer="layout" svg:width="5cm" svg:height="1.1cm" svg:x="11.8cm" svg:y="3.7cm">
          <draw:text-box>
            <text:p text:style-name="P1">1/10</text:p>
          </draw:text-box>
        </draw:frame>
        <draw:frame draw:style-name="gr10" draw:text-style-name="P6" draw:layer="layout" svg:width="15.7cm" svg:height="6.6cm" svg:x="2cm" svg:y="6.8cm">
          <draw:text-box>
            <text:p>Question – 1 correct answer, 4 random </text:p>
            <text:p><text:s text:c="19"/>options</text:p>
            <text:p/>
            <text:list text:style-name="L1">
              <text:list-item>
                <text:p>Option 1</text:p>
              </text:list-item>
              <text:list-item>
                <text:p>Option 2</text:p>
              </text:list-item>
              <text:list-item>
                <text:p>Option 3</text:p>
              </text:list-item>
              <text:list-item>
                <text:p>Option 4</text:p>
              </text:list-item>
            </text:list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11" draw:text-style-name="P6" draw:layer="layout" svg:width="10.3cm" svg:height="6.8cm" svg:x="14.1cm" svg:y="5.7cm">
          <draw:text-box>
            <text:p>Image related to question.</text:p>
          </draw:text-box>
        </draw:frame>
        <draw:custom-shape draw:style-name="gr12" draw:text-style-name="P9" draw:layer="layout" svg:width="10.8cm" svg:height="7.4cm" svg:x="14.4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2cm" svg:height="6.8cm" svg:x="19.1cm" svg:y="14cm">
          <draw:text-box>
            <text:p>The calligraphy will remain but the image will be translucently superimposed over it. Or maybe have them running down the side of the page if the image is too dark.</text:p>
          </draw:text-box>
        </draw:frame>
        <draw:custom-shape draw:style-name="gr13" draw:text-style-name="P9" draw:layer="layout" svg:width="12.7cm" svg:height="6.8cm" svg:x="9.1cm" svg:y="7.2cm">
          <text:p text:style-name="P1">Incorrect answer-</text:p>
          <text:p text:style-name="P1">Brings up the correct answ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9" draw:text-style-name="P8" draw:layer="layout" svg:width="5cm" svg:height="1.1cm" svg:x="11.8cm" svg:y="3.7cm">
          <draw:text-box>
            <text:p text:style-name="P1">1/10</text:p>
          </draw:text-box>
        </draw:frame>
        <draw:frame draw:style-name="gr10" draw:text-style-name="P6" draw:layer="layout" svg:width="15.7cm" svg:height="6.6cm" svg:x="2cm" svg:y="6.8cm">
          <draw:text-box>
            <text:p>Question – 1 correct answer, 4 random </text:p>
            <text:p><text:s text:c="19"/>options</text:p>
            <text:p/>
            <text:list text:style-name="L1">
              <text:list-item>
                <text:p>Option 1</text:p>
              </text:list-item>
              <text:list-item>
                <text:p>Option 2</text:p>
              </text:list-item>
              <text:list-item>
                <text:p>Option 3</text:p>
              </text:list-item>
              <text:list-item>
                <text:p>Option 4</text:p>
              </text:list-item>
            </text:list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11" draw:text-style-name="P6" draw:layer="layout" svg:width="10.3cm" svg:height="6.8cm" svg:x="14.1cm" svg:y="5.7cm">
          <draw:text-box>
            <text:p>Image related to question.</text:p>
          </draw:text-box>
        </draw:frame>
        <draw:custom-shape draw:style-name="gr12" draw:text-style-name="P9" draw:layer="layout" svg:width="10.8cm" svg:height="7.4cm" svg:x="14cm" svg:y="7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2cm" svg:height="6.8cm" svg:x="20.074cm" svg:y="14.634cm">
          <draw:text-box>
            <text:p>The calligraphy will remain but the image will be translucently superimposed over it. Or maybe have them running down the side of the page if the image is too dark.</text:p>
          </draw:text-box>
        </draw:frame>
        <draw:custom-shape draw:style-name="gr14" draw:text-style-name="P9" draw:layer="layout" svg:width="11cm" svg:height="7.2cm" svg:x="9.5cm" svg:y="7cm">
          <text:p text:style-name="P1">Correct answer - </text:p>
          <text:p text:style-name="P1">Quiz moves onto </text:p>
          <text:p text:style-name="P1">Next question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3" draw:text-style-name="P4" draw:layer="layout" svg:width="4.7cm" svg:height="5cm" svg:x="23.2cm" svg:y="9.9cm">
          <draw:text-box>
            <text:p><text:span text:style-name="T3">学</text:span></text:p>
          </draw:text-box>
        </draw:frame>
        <draw:frame draw:style-name="gr4" draw:text-style-name="P4" draw:layer="layout" svg:width="3.2cm" svg:height="4.341cm" svg:x="21.8cm" svg:y="12.459cm">
          <draw:text-box>
            <text:p><text:span text:style-name="T3">汉</text:span></text:p>
          </draw:text-box>
        </draw:frame>
        <draw:frame draw:style-name="gr5" draw:text-style-name="P4" draw:layer="layout" svg:width="3.2cm" svg:height="4.741cm" svg:x="20.7cm" svg:y="15.6cm">
          <draw:text-box>
            <text:p><text:span text:style-name="T3">语</text:span></text:p>
          </draw:text-box>
        </draw:frame>
        <draw:frame draw:style-name="gr6" draw:text-style-name="P5" draw:layer="layout" svg:width="3.6cm" svg:height="5.1cm" svg:x="25cm" svg:y="14.278cm">
          <draw:text-box>
            <text:p><text:span text:style-name="T4">Learn Chinese -written in calligraphy</text:span></text:p>
          </draw:text-box>
        </draw:frame>
        <draw:frame draw:style-name="gr7" draw:text-style-name="P6" draw:layer="layout" svg:width="8.2cm" svg:height="3.1cm" svg:x="2.4cm" svg:y="10.6cm">
          <draw:text-box>
            <text:p>Background will be a picture of a Chinese landscape.</text:p>
          </draw:text-box>
        </draw:frame>
        <draw:frame draw:style-name="gr8" draw:text-style-name="P7" draw:layer="layout" svg:width="16.6cm" svg:height="4cm" svg:x="6.7cm" svg:y="1.5cm">
          <draw:text-box>
            <text:p text:style-name="P1"><text:span text:style-name="T5">Basic Chinese Phrases</text:span></text:p>
          </draw:text-box>
        </draw:frame>
        <draw:frame draw:style-name="gr15" draw:text-style-name="P3" draw:layer="layout" svg:width="13.3cm" svg:height="7cm" svg:x="9.6cm" svg:y="6.5cm">
          <draw:text-box>
            <text:p><text:span text:style-name="T2">A message will appear congratulating the user on a successful score or prompting them to have another go if they fail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00:39:05.182956514</meta:creation-date>
    <dc:date>2019-09-27T15:48:02.458568075</dc:date>
    <meta:editing-duration>PT1H44M24S</meta:editing-duration>
    <meta:editing-cycles>5</meta:editing-cycles>
    <meta:generator>LibreOffice/6.0.7.3$Linux_X86_64 LibreOffice_project/00m0$Build-3</meta:generator>
    <meta:document-statistic meta:object-count="55"/>
  </office:meta>
</office:document-meta>
</file>